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257in" style:rel-column-width="11599*"/>
    </style:style>
    <style:style style:name="Table3.B" style:family="table-column">
      <style:table-column-properties style:column-width="1.1882in" style:rel-column-width="11244*"/>
    </style:style>
    <style:style style:name="Table3.C" style:family="table-column">
      <style:table-column-properties style:column-width="4.5111in" style:rel-column-width="426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Fram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3b1241" officeooo:paragraph-rsid="003b1241" style:font-weight-asian="bold" style:font-weight-complex="bold"/>
    </style:style>
    <style:style style:name="P10" style:family="paragraph" style:parent-style-name="Table_20_Contents">
      <style:text-properties officeooo:rsid="002e8c9e" officeooo:paragraph-rsid="002e8c9e"/>
    </style:style>
    <style:style style:name="P11" style:family="paragraph" style:parent-style-name="Text_20_body">
      <style:text-properties officeooo:rsid="002e8c9e" officeooo:paragraph-rsid="002e8c9e"/>
    </style:style>
    <style:style style:name="P12" style:family="paragraph" style:parent-style-name="Text_20_body">
      <style:text-properties officeooo:rsid="00333d6a" officeooo:paragraph-rsid="00333d6a"/>
    </style:style>
    <style:style style:name="P13" style:family="paragraph" style:parent-style-name="Text_20_body">
      <style:text-properties officeooo:rsid="00333d6a" officeooo:paragraph-rsid="0035c9a6"/>
    </style:style>
    <style:style style:name="P14" style:family="paragraph" style:parent-style-name="Table_20_Contents">
      <style:text-properties fo:color="#ff8000" loext:opacity="100%" fo:font-weight="bold" officeooo:rsid="00333d6a" officeooo:paragraph-rsid="00333d6a" style:font-weight-asian="bold" style:font-weight-complex="bold"/>
    </style:style>
    <style:style style:name="P15" style:family="paragraph" style:parent-style-name="Table_20_Contents">
      <style:text-properties fo:color="#ff8000" loext:opacity="100%" fo:font-weight="bold" officeooo:rsid="0039e894" officeooo:paragraph-rsid="0039e894" style:font-weight-asian="bold" style:font-weight-complex="bold"/>
    </style:style>
    <style:style style:name="P16" style:family="paragraph" style:parent-style-name="Table_20_Contents">
      <style:text-properties fo:color="#00a933" loext:opacity="100%" fo:font-weight="bold" officeooo:rsid="00333d6a" officeooo:paragraph-rsid="00333d6a" style:font-weight-asian="bold" style:font-weight-complex="bold"/>
    </style:style>
    <style:style style:name="P17" style:family="paragraph" style:parent-style-name="Table_20_Contents">
      <style:text-properties officeooo:paragraph-rsid="00333d6a"/>
    </style:style>
    <style:style style:name="P18" style:family="paragraph" style:parent-style-name="Table_20_Contents">
      <style:text-properties fo:color="#808080" loext:opacity="100%" officeooo:rsid="00333d6a" officeooo:paragraph-rsid="00333d6a"/>
    </style:style>
    <style:style style:name="P19" style:family="paragraph" style:parent-style-name="Table_20_Contents">
      <style:text-properties fo:color="#808080" loext:opacity="100%" officeooo:paragraph-rsid="00333d6a"/>
    </style:style>
    <style:style style:name="P20" style:family="paragraph" style:parent-style-name="Text_20_body">
      <style:text-properties officeooo:rsid="0030a069" officeooo:paragraph-rsid="00333d6a"/>
    </style:style>
    <style:style style:name="P21" style:family="paragraph" style:parent-style-name="Frame_20_contents">
      <style:text-properties officeooo:rsid="003b1241" officeooo:paragraph-rsid="003b1241"/>
    </style:style>
    <style:style style:name="P22" style:family="paragraph" style:parent-style-name="Table_20_Contents">
      <style:text-properties officeooo:rsid="003b1241" officeooo:paragraph-rsid="003b1241"/>
    </style:style>
    <style:style style:name="P23" style:family="paragraph" style:parent-style-name="Text_20_body">
      <style:text-properties officeooo:rsid="003b1241" officeooo:paragraph-rsid="003b1241"/>
    </style:style>
    <style:style style:name="P24" style:family="paragraph" style:parent-style-name="Text_20_body">
      <style:text-properties officeooo:paragraph-rsid="003b1241"/>
    </style:style>
    <style:style style:name="P25" style:family="paragraph" style:parent-style-name="Table_20_Contents">
      <style:text-properties fo:color="#ff0000" loext:opacity="100%" fo:font-weight="bold" officeooo:rsid="0039e894" officeooo:paragraph-rsid="0039e894" style:font-weight-asian="bold" style:font-weight-complex="bold"/>
    </style:style>
    <style:style style:name="P26" style:family="paragraph" style:parent-style-name="Table_20_Contents">
      <style:text-properties fo:color="#ff0000" loext:opacity="100%"/>
    </style:style>
    <style:style style:name="P27" style:family="paragraph" style:parent-style-name="Text_20_body">
      <style:text-properties officeooo:paragraph-rsid="0039e894"/>
    </style:style>
    <style:style style:name="P28" style:family="paragraph" style:parent-style-name="Text_20_body">
      <style:paragraph-properties fo:break-before="page"/>
      <style:text-properties officeooo:paragraph-rsid="0039e894"/>
    </style:style>
    <style:style style:name="P29" style:family="paragraph" style:parent-style-name="Text_20_body">
      <style:text-properties officeooo:rsid="0039e894" officeooo:paragraph-rsid="0039e894"/>
    </style:style>
    <style:style style:name="P30" style:family="paragraph" style:parent-style-name="Table_20_Contents">
      <style:text-properties officeooo:paragraph-rsid="0043a4f8"/>
    </style:style>
    <style:style style:name="P31" style:family="paragraph" style:parent-style-name="Heading_20_4">
      <style:paragraph-properties fo:break-before="page"/>
      <style:text-properties officeooo:rsid="0039e894" officeooo:paragraph-rsid="0039e894"/>
    </style:style>
    <style:style style:name="P32" style:family="paragraph" style:parent-style-name="Heading_20_5">
      <style:paragraph-properties fo:break-before="page"/>
    </style:style>
    <style:style style:name="P33" style:family="paragraph" style:parent-style-name="Heading_20_5">
      <style:paragraph-properties fo:break-before="page"/>
      <style:text-properties officeooo:rsid="00333d6a" officeooo:paragraph-rsid="00333d6a"/>
    </style:style>
    <style:style style:name="P34" style:family="paragraph" style:parent-style-name="Heading_20_5">
      <style:text-properties officeooo:rsid="00333d6a" officeooo:paragraph-rsid="00333d6a"/>
    </style:style>
    <style:style style:name="P35" style:family="paragraph" style:parent-style-name="Heading_20_5">
      <style:text-properties officeooo:paragraph-rsid="003b1241"/>
    </style:style>
    <style:style style:name="P36" style:family="paragraph" style:parent-style-name="Text_20_body" style:list-style-name="L1">
      <style:text-properties officeooo:paragraph-rsid="00333d6a"/>
    </style:style>
    <style:style style:name="P37" style:family="paragraph" style:parent-style-name="Text_20_body" style:list-style-name="L2">
      <style:text-properties officeooo:paragraph-rsid="0039e894"/>
    </style:style>
    <style:style style:name="P38" style:family="paragraph" style:parent-style-name="Text_20_body" style:list-style-name="L3">
      <style:text-properties officeooo:paragraph-rsid="0039e894"/>
    </style:style>
    <style:style style:name="P39" style:family="paragraph" style:parent-style-name="Text_20_body" style:list-style-name="L4">
      <style:text-properties officeooo:rsid="00333d6a" officeooo:paragraph-rsid="00333d6a"/>
    </style:style>
    <style:style style:name="P40" style:family="paragraph" style:parent-style-name="Text_20_body" style:list-style-name="L5">
      <style:text-properties officeooo:paragraph-rsid="003b1241"/>
    </style:style>
    <style:style style:name="P41" style:family="paragraph" style:parent-style-name="Text_20_body" style:list-style-name="L6"/>
    <style:style style:name="P42" style:family="paragraph" style:parent-style-name="Text_20_body" style:list-style-name="L6">
      <style:text-properties officeooo:paragraph-rsid="003b1241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b1241" style:font-style-asian="italic" style:font-style-complex="italic"/>
    </style:style>
    <style:style style:name="T4" style:family="text">
      <style:text-properties fo:font-style="italic" officeooo:rsid="004037ee" style:font-style-asian="italic" style:font-style-complex="italic"/>
    </style:style>
    <style:style style:name="T5" style:family="text">
      <style:text-properties officeooo:rsid="002e8c9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d6a" style:font-weight-asian="bold" style:font-weight-complex="bold"/>
    </style:style>
    <style:style style:name="T8" style:family="text">
      <style:text-properties fo:font-weight="bold" officeooo:rsid="0039e894" style:font-weight-asian="bold" style:font-weight-complex="bold"/>
    </style:style>
    <style:style style:name="T9" style:family="text">
      <style:text-properties fo:font-weight="bold" officeooo:rsid="004037ee" style:font-weight-asian="bold" style:font-weight-complex="bold"/>
    </style:style>
    <style:style style:name="T10" style:family="text">
      <style:text-properties fo:font-weight="bold" officeooo:rsid="0043a4f8" style:font-weight-asian="bold" style:font-weight-complex="bold"/>
    </style:style>
    <style:style style:name="T11" style:family="text">
      <style:text-properties officeooo:rsid="00333d6a"/>
    </style:style>
    <style:style style:name="T12" style:family="text">
      <style:text-properties officeooo:rsid="0035c9a6"/>
    </style:style>
    <style:style style:name="T13" style:family="text">
      <style:text-properties fo:font-style="normal" fo:font-weight="normal" officeooo:rsid="003b124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954eb" style:font-style-asian="normal" style:font-weight-asian="normal" style:font-style-complex="normal" style:font-weight-complex="normal"/>
    </style:style>
    <style:style style:name="T15" style:family="text">
      <style:text-properties officeooo:rsid="0039e894"/>
    </style:style>
    <style:style style:name="T16" style:family="text">
      <style:text-properties officeooo:rsid="003b1241"/>
    </style:style>
    <style:style style:name="T17" style:family="text">
      <style:text-properties officeooo:rsid="003954eb"/>
    </style:style>
    <style:style style:name="T18" style:family="text">
      <style:text-properties officeooo:rsid="004037ee"/>
    </style:style>
    <style:style style:name="T19" style:family="text">
      <style:text-properties officeooo:rsid="0043a4f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31" text:outline-level="4">Open Container (Docker | Podman)</text:h>
      <text:p text:style-name="P27">AutomataCI supports <text:span text:style-name="T15">Open Container primarily using Docker to build a cross-platform compatible when</text:span><text:span text:style-name="T12"> </text:span><text:span text:style-name="T15">an executable</text:span><text:span text:style-name="T12"> is detected</text:span>. <text:span text:style-name="T15">The container image is horizontally scalable, and </text:span>automated orchestration<text:span text:style-name="T15"> </text:span>capable <text:span text:style-name="T15">by default</text:span>. <text:span text:style-name="T12">The supporting documentations AutomataCI based on are as follows:</text:span></text:p>
      <text:list text:style-name="L1">
        <text:list-item>
          <text:p text:style-name="P36"><text:a xlink:type="simple" xlink:href="https://docs.docker.com/develop/develop-images/dockerfile_best-practices/" text:style-name="Internet_20_link" text:visited-style-name="Visited_20_Internet_20_Link">https://docs.docker.com/develop/develop-images/dockerfile_best-practices/</text:a></text:p>
        </text:list-item>
        <text:list-item>
          <text:p text:style-name="P36"><text:a xlink:type="simple" xlink:href="https://cheatsheetseries.owasp.org/cheatsheets/Docker_Security_Cheat_Sheet.html" text:style-name="Internet_20_link" text:visited-style-name="Visited_20_Internet_20_Link">https://cheatsheetseries.owasp.org/cheatsheets/Docker_Security_Cheat_Sheet.html</text:a></text:p>
        </text:list-item>
        <text:list-item>
          <text:p text:style-name="P36"><text:a xlink:type="simple" xlink:href="https://medium.com/@kelseyhightower/optimizing-docker-images-for-static-binaries-b5696e26eb07" text:style-name="Internet_20_link" text:visited-style-name="Visited_20_Internet_20_Link">https://medium.com/@kelseyhightower/optimizing-docker-images-for-static-binaries-b5696e26eb07</text:a></text:p>
        </text:list-item>
        <text:list-item>
          <text:p text:style-name="P36"><text:a xlink:type="simple" xlink:href="https://docs.docker.com/build/building/multi-platform/#building-multi-platform-images" text:style-name="Internet_20_link" text:visited-style-name="Visited_20_Internet_20_Link">https://docs.docker.com/build/building/multi-platform/#building-multi-platform-images</text:a></text:p>
        </text:list-item>
        <text:list-item>
          <text:p text:style-name="P36"><text:a xlink:type="simple" xlink:href="https://docs.docker.com/build/building/base-images/#create-a-simple-parent-image-using-scratch" text:style-name="Internet_20_link" text:visited-style-name="Visited_20_Internet_20_Link">https://docs.docker.com/build/building/base-images/#create-a-simple-parent-image-using-scratch</text:a></text:p>
        </text:list-item>
        <text:list-item>
          <text:p text:style-name="P36"><text:a xlink:type="simple" xlink:href="https://docs.docker.com/engine/reference/builder/" text:style-name="Internet_20_link" text:visited-style-name="Visited_20_Internet_20_Link">https://docs.docker.com/engine/reference/builder/</text:a></text:p>
        </text:list-item>
        <text:list-item>
          <text:p text:style-name="P36"><text:a xlink:type="simple" xlink:href="https://docs.docker.com/build/attestations/slsa-provenance/" text:style-name="Internet_20_link" text:visited-style-name="Visited_20_Internet_20_Link">https://docs.docker.com/build/attestations/slsa-provenance/</text:a></text:p>
        </text:list-item>
        <text:list-item>
          <text:p text:style-name="P36"><text:a xlink:type="simple" xlink:href="https://github.com/orgs/community/discussions/45969" text:style-name="Internet_20_link" text:visited-style-name="Visited_20_Internet_20_Link">https://github.com/orgs/community/discussions/45969</text:a></text:p>
        </text:list-item>
        <text:list-item>
          <text:p text:style-name="P36"><text:a xlink:type="simple" xlink:href="https://github.com/opencontainers/image-spec/blob/main/annotations.md#pre-defined-annotation-keys" text:style-name="Internet_20_link" text:visited-style-name="Visited_20_Internet_20_Link">https://github.com/opencontainers/image-spec/blob/main/annotations.md#pre-defined-annotation-keys</text:a></text:p>
        </text:list-item>
        <text:list-item>
          <text:p text:style-name="P36"><text:a xlink:type="simple" xlink:href="https://docs.github.com/en/packages/learn-github-packages/connecting-a-repository-to-a-package" text:style-name="Internet_20_link" text:visited-style-name="Visited_20_Internet_20_Link">https://docs.github.com/en/packages/learn-github-packages/connecting-a-repository-to-a-package</text:a></text:p>
        </text:list-item>
        <text:list-item>
          <text:p text:style-name="P36"><text:a xlink:type="simple" xlink:href="https://docs.github.com/en/packages/working-with-a-github-packages-registry/working-with-the-container-registry" text:style-name="Internet_20_link" text:visited-style-name="Visited_20_Internet_20_Link">https://docs.github.com/en/packages/working-with-a-github-packages-registry/working-with-the-container-registry</text:a></text:p>
        </text:list-item>
        <text:list-item>
          <text:p text:style-name="P36"><text:a xlink:type="simple" xlink:href="https://www.docker.com/blog/multi-arch-build-and-images-the-simple-way/" text:style-name="Internet_20_link" text:visited-style-name="Visited_20_Internet_20_Link">https://www.docker.com/blog/multi-arch-build-and-images-the-simple-way/</text:a></text:p>
        </text:list-item>
        <text:list-item>
          <text:p text:style-name="P36"><text:a xlink:type="simple" xlink:href="https://docs.github.com/en/packages/managing-github-packages-using-github-actions-workflows/publishing-and-installing-a-package-with-github-actions" text:style-name="Internet_20_link" text:visited-style-name="Visited_20_Internet_20_Link">https://docs.github.com/en/packages/managing-github-packages-using-github-actions-workflows/publishing-and-installing-a-package-with-github-actions</text:a></text:p>
        </text:list-item>
      </text:list>
      <text:p text:style-name="P29">Due to the container registry synchronization limitations, AutomataCI can only package Open Container type in serial execution.</text:p>
      <text:h text:style-name="P32" text:outline-level="5">Supported Platforms</text:h>
      <text:p text:style-name="P11">The current AutomataCI supported host platforms are shown in Table <text:sequence-ref text:reference-format="category-and-value" text:ref-name="refText0">1.1.1.1.1.1</text:sequence-ref>.</text:p>
      <text:p text:style-name="Table"><text:span text:style-name="T11">Table</text:span> <text:sequence text:ref-name="refText0" text:name="Text" text:formula="ooow:Text+1" style:num-format="1">1.1.1.1.1.1</text:sequence>: <text:span text:style-name="T19">Open Container</text:span><text:span text:style-name="T11"> packaging</text:span><text:span text:style-name="T5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10">linux-amd64 (Debian)</text:p>
          </table:table-cell>
          <table:table-cell table:style-name="Table2.A2" office:value-type="string">
            <text:p text:style-name="P16">Yes</text:p>
          </table:table-cell>
          <table:table-cell table:style-name="Table2.A2" office:value-type="string">
            <text:p text:style-name="P16">Yes</text:p>
          </table:table-cell>
          <table:table-cell table:style-name="Table2.D2" office:value-type="string">
            <text:p text:style-name="P16">Yes</text:p>
          </table:table-cell>
        </table:table-row>
        <table:table-row>
          <table:table-cell table:style-name="Table2.A2" office:value-type="string">
            <text:p text:style-name="P10">linux-amd64 (Red Hat - Fedora)</text:p>
          </table:table-cell>
          <table:table-cell table:style-name="Table2.A2" office:value-type="string">
            <text:p text:style-name="P14">Yes</text:p>
          </table:table-cell>
          <table:table-cell table:style-name="Table2.A2" office:value-type="string">
            <text:p text:style-name="P14">No</text:p>
          </table:table-cell>
          <table:table-cell table:style-name="Table2.D2" office:value-type="string">
            <text:p text:style-name="P14">Yes</text:p>
          </table:table-cell>
        </table:table-row>
        <table:table-row>
          <table:table-cell table:style-name="Table2.A2" office:value-type="string">
            <text:p text:style-name="P10">darwin-amd64 (Intel-based MacOS)</text:p>
          </table:table-cell>
          <table:table-cell table:style-name="Table2.A2" office:value-type="string">
            <text:p text:style-name="P25">No</text:p>
          </table:table-cell>
          <table:table-cell table:style-name="Table2.A2" office:value-type="string">
            <text:p text:style-name="P25">No</text:p>
          </table:table-cell>
          <table:table-cell table:style-name="Table2.D2" office:value-type="string">
            <text:p text:style-name="P25">No</text:p>
          </table:table-cell>
        </table:table-row>
        <table:table-row>
          <table:table-cell table:style-name="Table2.A2" office:value-type="string">
            <text:p text:style-name="P10">windows-amd64 </text:p>
          </table:table-cell>
          <table:table-cell table:style-name="Table2.A2" office:value-type="string">
            <text:p text:style-name="P14">Yes</text:p>
          </table:table-cell>
          <table:table-cell table:style-name="Table2.A2" office:value-type="string">
            <text:p text:style-name="P15">No</text:p>
          </table:table-cell>
          <table:table-cell table:style-name="Table2.D2" office:value-type="string">
            <text:p text:style-name="P14">Yes</text:p>
          </table:table-cell>
        </table:table-row>
      </table:table>
      <text:p text:style-name="P11"/>
      <text:h text:style-name="P33" text:outline-level="5">Content Assembling Function</text:h>
      <text:p text:style-name="P12">The content assembling function is shown in Table <text:sequence-ref text:reference-format="category-and-value" text:ref-name="refText1">1.1.1.1.2.1</text:sequence-ref>.</text:p>
      <text:p text:style-name="Table"><text:span text:style-name="T11">Table</text:span> <text:sequence text:ref-name="refText1" text:name="Text" text:formula="ooow:Text+1" style:num-format="1">1.1.1.1.2.1</text:sequence>: <text:span text:style-name="T11">the content assembly function symbol for </text:span><text:span text:style-name="T19">Open </text:span><text:span text:style-name="T15">Container</text:span><text:span text:style-name="T11">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# POSIX Shell</text:p>
            <text:p text:style-name="P17"><text:span text:style-name="T6">PACKAGE</text:span><text:span text:style-name="T7">_A</text:span><text:span text:style-name="T6">ssemble_</text:span><text:span text:style-name="T10">CONTAINER</text:span><text:span text:style-name="T6">_</text:span><text:span text:style-name="T7">C</text:span><text:span text:style-name="T6">ontent</text:span>() {</text:p>
            <text:p text:style-name="P17"><text:tab/>_target="$1"</text:p>
            <text:p text:style-name="P17"><text:tab/>_directory="$2"</text:p>
            <text:p text:style-name="P17"><text:tab/>_target_name="$3"</text:p>
            <text:p text:style-name="P17"><text:tab/>_target_os="$4"</text:p>
            <text:p text:style-name="P17"><text:tab/>_target_arch="$5"</text:p>
            <text:p text:style-name="P17"/>
            <text:p text:style-name="P19"><text:tab/>…</text:p>
            <text:p text:style-name="P17">}</text:p>
          </table:table-cell>
        </table:table-row>
        <table:table-row>
          <table:table-cell table:style-name="Table1.A2" office:value-type="string">
            <text:p text:style-name="P18"># PowerShell</text:p>
            <text:p text:style-name="P30"><text:span text:style-name="T6">PACKAGE-Assemble-</text:span><text:span text:style-name="T10">CONTAINER</text:span><text:span text:style-name="T6">-Content</text:span> {</text:p>
            <text:p text:style-name="P17"><text:tab/>param(</text:p>
            <text:p text:style-name="P17"><text:tab/><text:tab/>[string]$_target,</text:p>
            <text:p text:style-name="P17"><text:tab/><text:tab/>[string]$_directory,</text:p>
            <text:p text:style-name="P17"><text:tab/><text:tab/>[string]$_target_name,</text:p>
            <text:p text:style-name="P17"><text:tab/><text:tab/>[string]$_target_os,</text:p>
            <text:p text:style-name="P17"><text:tab/><text:tab/>[string]$_target_arch</text:p>
            <text:p text:style-name="P17"><text:tab/><text:span text:style-name="T11">)</text:span></text:p>
            <text:p text:style-name="P17"/>
            <text:p text:style-name="P19"><text:tab/>…</text:p>
            <text:p text:style-name="P17">}</text:p>
          </table:table-cell>
        </table:table-row>
      </table:table>
      <text:p text:style-name="P20"/>
      <text:p text:style-name="P20">The objectives are:</text:p>
      <text:list text:style-name="L2">
        <text:list-item>
          <text:p text:style-name="P37">to assemble all the required files and resources into this directory; <text:span text:style-name="T15">AND</text:span></text:p>
        </text:list-item>
        <text:list-item>
          <text:p text:style-name="P37"><text:span text:style-name="T15">to </text:span>generate the required <text:span text:style-name="T2">Dockerfile</text:span> (named as it is) specific to the target OS and CPU architecture.</text:p>
        </text:list-item>
      </text:list>
      <text:p text:style-name="P28">The following return numbers to tell AutomataCI to perform the necessary actions:</text:p>
      <text:list text:style-name="L3">
        <text:list-item>
          <text:p text:style-name="P38"><text:span text:style-name="T8">1</text:span><text:span text:style-name="T6">0</text:span> – Tell AutomataCI to skip the packaging process.</text:p>
        </text:list-item>
        <text:list-item>
          <text:p text:style-name="P38"><text:span text:style-name="T6">0</text:span> – All good and proceed.</text:p>
        </text:list-item>
        <text:list-item>
          <text:p text:style-name="P38"><text:span text:style-name="T8">non-0</text:span> – Error is found.</text:p>
        </text:list-item>
      </text:list>
      <text:p text:style-name="P27"/>
      <text:h text:style-name="P34" text:outline-level="5">Required Files</text:h>
      <text:p text:style-name="P12">This packager <text:span text:style-name="T12">has the following required files:</text:span></text:p>
      <text:list text:style-name="L4">
        <text:list-item>
          <text:p text:style-name="P39"><text:span text:style-name="T3">Dockerfile</text:span> – <text:span text:style-name="T16">the control file for building Open Container image either via Docker or Podman.</text:span></text:p>
        </text:list-item>
      </text:list>
      <text:p text:style-name="P12">Should the <text:span text:style-name="T2">Dockerfile</text:span> is missing, the Package CI job shall fail immediately.</text:p>
      <text:p text:style-name="P13"/>
      <text:p text:style-name="P8">IMPORTANT NOTE</text:p>
      <text:p text:style-name="P21">Although the market now has <text:span text:style-name="T2">Podman</text:span>, a competitor to <text:span text:style-name="T2">Docker</text:span>, AutomataCI will use <text:span text:style-name="T2">Docker</text:span> by default. The control file shall retain <text:span text:style-name="T2">Dockerfile</text:span> until further notice.</text:p>
      <text:p text:style-name="Text_20_body"/>
      <text:h text:style-name="P32" text:outline-level="5">Docker Base Images</text:h>
      <text:p text:style-name="Text_20_body">To keep things minimal, the recommended (not a rule) base images are <text:span text:style-name="T16">tabulated in Table </text:span><text:span text:style-name="T16"><text:sequence-ref text:reference-format="category-and-value" text:ref-name="refText2">1.1.1.1.4.1</text:sequence-ref></text:span><text:span text:style-name="T16">. AutomataCI encourages small Container Image (&lt;GB) and full static execution.</text:span></text:p>
      <text:p text:style-name="Table"><text:span text:style-name="T16">Table</text:span> <text:sequence text:ref-name="refText2" text:name="Text" text:formula="ooow:Text+1" style:num-format="1">1.1.1.1.4.1</text:sequence>: <text:span text:style-name="T16">AutomataCI recommended base container imag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Runtime OS</text:p>
          </table:table-cell>
          <table:table-cell table:style-name="Table3.A1" office:value-type="string">
            <text:p text:style-name="P9">App Type</text:p>
          </table:table-cell>
          <table:table-cell table:style-name="Table3.C1" office:value-type="string">
            <text:p text:style-name="P9">Recommendation</text:p>
          </table:table-cell>
        </table:table-row>
        <table:table-row>
          <table:table-cell table:style-name="Table3.A2" office:value-type="string">
            <text:p text:style-name="P22">Linux</text:p>
          </table:table-cell>
          <table:table-cell table:style-name="Table3.A2" office:value-type="string">
            <text:p text:style-name="P22">Pure Static</text:p>
          </table:table-cell>
          <table:table-cell table:style-name="Table3.C2" office:value-type="string">
            <text:p text:style-name="Table_20_Contents">--platform=${_target_os}/${_target_arch} scratch</text:p>
          </table:table-cell>
        </table:table-row>
        <table:table-row>
          <table:table-cell table:style-name="Table3.A2" office:value-type="string">
            <text:p text:style-name="P22">Linux</text:p>
          </table:table-cell>
          <table:table-cell table:style-name="Table3.A2" office:value-type="string">
            <text:p text:style-name="P22">Dynamic</text:p>
          </table:table-cell>
          <table:table-cell table:style-name="Table3.C2" office:value-type="string">
            <text:p text:style-name="Table_20_Contents">--platform=${_target_os}/${_target_arch} linuxcontainers/debian-slim:latest</text:p>
          </table:table-cell>
        </table:table-row>
        <table:table-row>
          <table:table-cell table:style-name="Table3.A2" office:value-type="string">
            <text:p text:style-name="P22">Unknown</text:p>
          </table:table-cell>
          <table:table-cell table:style-name="Table3.A2" office:value-type="string">
            <text:p text:style-name="P22">Pure Static</text:p>
          </table:table-cell>
          <table:table-cell table:style-name="Table3.C2" office:value-type="string">
            <text:p text:style-name="Table_20_Contents">--platform=${_target_os}/${_target_arch} scratch</text:p>
          </table:table-cell>
        </table:table-row>
        <table:table-row>
          <table:table-cell table:style-name="Table3.A2" office:value-type="string">
            <text:p text:style-name="P22">Unknown</text:p>
          </table:table-cell>
          <table:table-cell table:style-name="Table3.A2" office:value-type="string">
            <text:p text:style-name="P22">Dynamic</text:p>
          </table:table-cell>
          <table:table-cell table:style-name="Table3.C2" office:value-type="string">
            <text:p text:style-name="Table_20_Contents">--platform=${_target_os}/${_target_arch} linuxcontainers/debian-slim:latest</text:p>
          </table:table-cell>
        </table:table-row>
        <table:table-row>
          <table:table-cell table:style-name="Table3.A2" office:value-type="string">
            <text:p text:style-name="P22">Windows</text:p>
          </table:table-cell>
          <table:table-cell table:style-name="Table3.A2" office:value-type="string">
            <text:p text:style-name="P22">Pure Static,</text:p>
            <text:p text:style-name="P22">Dynamic</text:p>
          </table:table-cell>
          <table:table-cell table:style-name="Table3.C2" office:value-type="string">
            <text:p text:style-name="Table_20_Contents">--platform=${_target_os}/${_target_arch} mcr.microsoft.com/windows/nanoserver:ltsc2022</text:p>
          </table:table-cell>
        </table:table-row>
        <table:table-row>
          <table:table-cell table:style-name="Table3.A2" office:value-type="string">
            <text:p text:style-name="P22">Darwin</text:p>
          </table:table-cell>
          <table:table-cell table:style-name="Table3.A2" office:value-type="string">
            <text:p text:style-name="P22">Pure Static</text:p>
          </table:table-cell>
          <table:table-cell table:style-name="Table3.C2" office:value-type="string">
            <text:p text:style-name="P26">Not supported</text:p>
          </table:table-cell>
        </table:table-row>
        <table:table-row>
          <table:table-cell table:style-name="Table3.A2" office:value-type="string">
            <text:p text:style-name="P22">Darwin</text:p>
          </table:table-cell>
          <table:table-cell table:style-name="Table3.A2" office:value-type="string">
            <text:p text:style-name="P22">Dynamic</text:p>
          </table:table-cell>
          <table:table-cell table:style-name="Table3.C2" office:value-type="string">
            <text:p text:style-name="P26">Not supported</text:p>
          </table:table-cell>
        </table:table-row>
      </table:table>
      <text:p text:style-name="Text_20_body"/>
      <text:p text:style-name="Text_20_body">To workaround of creating some required directory in the <text:span text:style-name="T2">scratch</text:span> type image, simply script a empty <text:span text:style-name="T2">.tmpfile</text:span> to the destination directory and copy into it. Example, to create <text:span text:style-name="T2">/tmp</text:span> directory, the following instruction is used (assuming the .blank empty file is created):</text:p>
      <text:p text:style-name="Frame_20_contents">COPY .blank /tmp/.tmpfile</text:p>
      <text:p text:style-name="Text_20_body"/>
      <text:h text:style-name="P32" text:outline-level="5">Registry Synchronization</text:h>
      <text:p text:style-name="P23">In order to build multi-platform images (not just Linux but Windows), image registry (e.g. GitHub Packages) synchronization is a mandatory requirement. Hence, while performing an image build, <text:span text:style-name="T6">AutomataCI also releases the image at the same time</text:span>.</text:p>
      <text:p text:style-name="P23"/>
      <text:h text:style-name="Heading_20_5" text:outline-level="5">Open Container Initiative (OCI) Compatibility</text:h>
      <text:p text:style-name="P24"><text:span text:style-name="T16">Although AutomataCI can build Docker-specific image, t</text:span>o ensure the built images are available to as many containers’ ecosystem as possible, AutomataCI heavily complies to OCI’s engineering specifications. <text:span text:style-name="T16">This means:</text:span></text:p>
      <text:list text:style-name="L5">
        <text:list-item>
          <text:p text:style-name="P40">Docker-specific metadata <text:span text:style-name="T16">are </text:span>removed.</text:p>
          <text:list>
            <text:list-item>
              <text:p text:style-name="P40">build with <text:span text:style-name="T2">BUILDX_NO_DEFAULT_ATTESTATIONS=1</text:span> environment variable and <text:span text:style-name="T2">--provenance=false, --sbom=false</text:span> arguments.</text:p>
            </text:list-item>
          </text:list>
        </text:list-item>
        <text:list-item>
          <text:p text:style-name="P40">The label “<text:span text:style-name="T2">org.opencontainers.image.ref.name”</text:span> is automatically filled in the build command via the argument</text:p>
          <text:list>
            <text:list-item>
              <text:p text:style-name="P40">--label "<text:span text:style-name="T2">org.opencontainers.image.ref.name=${__tag}</text:span>"</text:p>
            </text:list-item>
          </text:list>
        </text:list-item>
      </text:list>
      <text:p text:style-name="P24">Hence, manual filling in the <text:span text:style-name="T2">Dockerfile</text:span> is not required.</text:p>
      <text:p text:style-name="P24"/>
      <text:h text:style-name="P32" text:outline-level="5">Required Secret Data</text:h>
      <text:p text:style-name="Text_20_body">As stated earlier, AutomataCI requires a number of <text:span text:style-name="T16">secret </text:span>environment variables in order to <text:span text:style-name="T16">operate properly:</text:span></text:p>
      <text:list text:style-name="L6">
        <text:list-item>
          <text:p text:style-name="P42"><text:span text:style-name="T6">PROJECT_</text:span><text:span text:style-name="T9">CONTAINER</text:span><text:span text:style-name="T6">_REGISTRY</text:span> <text:span text:style-name="T16">(</text:span><text:span text:style-name="T3">CONFIG.toml</text:span><text:span text:style-name="T16">) – d</text:span>efines the registry’s handle.</text:p>
        </text:list-item>
        <text:list-item>
          <text:p text:style-name="P41"><text:span text:style-name="T6">PROJECT_SOURCE_URL</text:span> <text:span text:style-name="T16">(</text:span><text:span text:style-name="T3">CONFIG.toml</text:span><text:span text:style-name="T16">) – </text:span>Defines the source code location.</text:p>
        </text:list-item>
        <text:list-item>
          <text:p text:style-name="P41"><text:span text:style-name="T6">CONTAINER_USERNAME</text:span> <text:span text:style-name="T16">(</text:span><text:span text:style-name="T3">SECRETS.toml</text:span><text:span text:style-name="T16">) – Use for registry login account identification.</text:span></text:p>
        </text:list-item>
        <text:list-item>
          <text:p text:style-name="P42"><text:span text:style-name="T6">CONTAINER_PASSWORD</text:span> <text:span text:style-name="T16">(</text:span><text:span text:style-name="T3">SECRETS.toml</text:span><text:span text:style-name="T16">) – Use for registry login authentication.</text:span></text:p>
        </text:list-item>
      </text:list>
      <text:p text:style-name="P24"/>
      <text:h text:style-name="P35" text:outline-level="5">Testing Package</text:h>
      <text:p text:style-name="P24"><text:span text:style-name="T17">To test a built</text:span><text:span text:style-name="T14"> </text:span><text:span text:style-name="T13">open container</text:span><text:span text:style-name="T17"> package, </text:span><text:span text:style-name="T16">you can only run locally by pulling it from the registry manually using run action (e.g. </text:span><text:span text:style-name="T3">docker run</text:span><text:span text:style-name="T16"> </text:span><text:span text:style-name="T18">or </text:span><text:span text:style-name="T4">podman run</text:span><text:span text:style-name="T18">)</text:span><text:span text:style-name="T1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7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4</text:page-number><text:s/><text:span text:style-name="MT1">of </text:span><text:page-count>7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38M58S</meta:editing-duration>
    <meta:editing-cycles>54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17:40:38.264649561</dc:date>
    <dc:creator>Kean Ho Chew</dc:creator>
    <meta:document-statistic meta:table-count="3" meta:image-count="0" meta:object-count="0" meta:page-count="7" meta:paragraph-count="127" meta:word-count="668" meta:character-count="5985" meta:non-whitespace-character-count="5460"/>
    <meta:template xlink:type="simple" xlink:actuate="onRequest" xlink:title="Official Book" xlink:href="../../templates/Book.ott" meta:date="2023-11-17T20:33:17.245827505"/>
  </office:meta>
</office:document-meta>
</file>